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monospace1" fo:font-size="12pt" style:font-size-asian="12pt" style:font-size-complex="12pt"/>
    </style:style>
    <style:style style:name="P2" style:family="paragraph" style:parent-style-name="Standard">
      <style:paragraph-properties style:writing-mode="lr-tb"/>
      <style:text-properties style:font-name="monospace1" fo:font-size="12pt" officeooo:rsid="00152982" officeooo:paragraph-rsid="00152982" style:font-size-asian="12pt" style:font-size-complex="12pt"/>
    </style:style>
    <style:style style:name="T1" style:family="text">
      <style:text-properties officeooo:rsid="000eef88"/>
    </style:style>
    <style:style style:name="T2" style:family="text">
      <style:text-properties officeooo:rsid="00121571"/>
    </style:style>
    <style:style style:name="T3" style:family="text">
      <style:text-properties officeooo:rsid="0012cdb5"/>
    </style:style>
    <style:style style:name="T4" style:family="text">
      <style:text-properties officeooo:rsid="00152982"/>
    </style:style>
    <style:style style:name="T5" style:family="text">
      <style:text-properties fo:background-color="#ffff00" loext:char-shading-value="0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0000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officeooo:rsid="0018e1b1"/>
    </style:style>
    <style:style style:name="T10" style:family="text">
      <style:text-properties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 </text:span><text:span text:style-name="T10">def print_prosa():</text:span><text:line-break/><text:span text:style-name="T9">4 10</text:span><text:tab/>print("Melding til alle gaardeiere:")<text:line-break/><text:span text:style-name="T9">5 11</text:span><text:tab/>print("Antall dyr paa gaarden: ")<text:line-break/><text:span text:style-name="T9">2</text:span><text:span text:style-name="T2"> </text:span><text:span text:style-name="T10">antall_dyr = 4</text:span><text:line-break/><text:span text:style-name="T9">3</text:span><text:span text:style-name="T3"> </text:span>print_prosa()<text:line-break/><text:span text:style-name="T9">6</text:span><text:span text:style-name="T3"> </text:span>print(antall_dyr)<text:line-break/><text:span text:style-name="T9">7</text:span><text:span text:style-name="T3"> </text:span>antall_nye_dyr = int(input("Hvor mange nye dyr kommer til gaarden: "))<text:line-break/><text:span text:style-name="T9">8</text:span><text:span text:style-name="T3"> </text:span>antall_dyr = antall_dyr + antall_nye_dyr<text:line-break/><text:span text:style-name="T9">9</text:span><text:span text:style-name="T3"> </text:span>print_prosa()<text:line-break/><text:span text:style-name="T9">12</text:span><text:span text:style-name="T3"> </text:span>print(antall_dyr)</text:p>
      <text:p text:style-name="P1"/>
      <text:p text:style-name="P1"><text:span text:style-name="T3">1</text:span><text:span text:style-name="T9">3</text:span><text:span text:style-name="T3"> </text:span>if antall_dyr &gt; 12:<text:line-break/><text:tab/>print("Det er mer enn ett dusin dyr paa gaarden!")<text:line-break/><text:span text:style-name="T3">1</text:span><text:span text:style-name="T9">4</text:span><text:span text:style-name="T3"> </text:span>elif antall_dyr == 12:<text:line-break/><text:span text:style-name="T3">1</text:span><text:span text:style-name="T9">5</text:span><text:tab/>print("Det er ett dusin dyr paa gaarden!")<text:line-break/> <text:s text:c="2"/>else:<text:line-break/><text:tab/>print("Det er mindre enn ett dusin dyr paa gaarden!")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Droid Sans Devanagari1" svg:font-family="'Droid Sans Devanagari'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2T13:35:07.118066443</meta:creation-date>
    <meta:generator>LibreOffice/7.1.5.2$Linux_X86_64 LibreOffice_project/10$Build-2</meta:generator>
    <dc:date>2021-09-05T23:04:57.478061569</dc:date>
    <meta:editing-duration>P1DT1H20M51S</meta:editing-duration>
    <meta:editing-cycles>7</meta:editing-cycles>
    <meta:document-statistic meta:table-count="0" meta:image-count="0" meta:object-count="0" meta:page-count="1" meta:paragraph-count="2" meta:word-count="82" meta:character-count="518" meta:non-whitespace-character-count="433"/>
  </office:meta>
</office:document-meta>
</file>